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87854166666667cm" style:use-optimal-column-width="true"/>
    </style:style>
    <style:style style:name="co4" style:family="table-column">
      <style:table-column-properties fo:break-before="auto" style:column-width="1.9579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TARGETABLE_MODE of commands Y=By VFO, N=Not by VFO, X=No cmd, yellow means custom handling need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MD</text:p>
          </table:table-cell>
          <table:table-cell office:value-type="string" table:style-name="ce1">
            <text:p>FT-2000</text:p>
          </table:table-cell>
          <table:table-cell office:value-type="string" table:style-name="ce1">
            <text:p>FT-DX5000</text:p>
          </table:table-cell>
          <table:table-cell office:value-type="string" table:style-name="ce1">
            <text:p>FX-DX101D</text:p>
          </table:table-cell>
          <table:table-cell office:value-type="string" table:style-name="ce1">
            <text:p>FT-DX90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#Antenna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G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RIG_LEVEL_A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N</text:p>
          </table:table-cell>
          <table:table-cell office:value-type="string" table:style-name="ce3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set_a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C</text:p>
          </table:table-cell>
          <table:table-cell office:value-type="string" table:style-name="ce2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RIG_FUNC_AN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D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RIG_OP_BAND_DOW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P</text:p>
          </table:table-cell>
          <table:table-cell office:value-type="string" table:style-name="ce2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2">
            <text:p>N</text:p>
          </table:table-cell>
          <table:table-cell office:value-type="string" table:style-name="ce1">
            <text:p>RIG_LEVEL_NOTCH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RIG_OP_BAND_UP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CTCS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CTCS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RIG_LEVEL_AG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S</text:p>
          </table:table-cell>
          <table:table-cell office:value-type="string" table:style-name="ce2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RIG_LEVEL_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D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set_mo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2">
            <text:p>X</text:p>
          </table:table-cell>
          <table:table-cell office:value-type="string" table:style-name="ce1">
            <text:p>set_narrow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B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RIG_FUNC_N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R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RIG_FUNC_N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S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set_rptr_shif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A</text:p>
          </table:table-cell>
          <table:table-cell office:value-type="string" table:style-name="ce2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RIG_LEVEL_PREAMP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A</text:p>
          </table:table-cell>
          <table:table-cell office:value-type="string" table:style-name="ce2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2">
            <text:p>X</text:p>
          </table:table-cell>
          <table:table-cell office:value-type="string" table:style-name="ce1">
            <text:p>RIG_LEVEL_A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G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RIG_LEVEL_R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L</text:p>
          </table:table-cell>
          <table:table-cell office:value-type="string" table:style-name="ce2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RIG_LEVEL_N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</text:p>
          </table:table-cell>
          <table:table-cell office:value-type="string" table:style-name="ce2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RIG_LEVEL_STRENGTH|RIG_LEVEL_RAWST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M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set_rx_bandwidt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Q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RIG_LEVEL_SQ Newcat format is wrong</text:p>
          </table:table-cell>
          <table:table-cell table:number-columns-repeated="16378"/>
        </table:table-row>
        <table:table-row table:number-rows-repeated="1048551" table:style-name="ro1">
          <table:table-cell table:number-columns-repeated="16384"/>
        </table:table-row>
      </table:table>
      <table:database-ranges>
        <table:database-range table:target-range-address="Sheet1.A4:Sheet1.D25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Michael Black</meta:initial-creator>
    <dc:creator>Michael Black</dc:creator>
    <meta:creation-date>2020-05-26T13:19:35Z</meta:creation-date>
    <dc:date>2020-05-31T04:40:41Z</dc:date>
    <meta:user-defined meta:name="WorkbookGuid">28d301d4-08cd-4f63-9e6e-345ff553f51d</meta:user-defined>
  </office:meta>
</office:document-meta>
</file>